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D00000233A43F6C2D872D85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2.3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2.992cm"/>
    </style:style>
    <style:style style:name="gr5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323cm" fo:min-width="2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7" style:family="graphic" style:parent-style-name="objectwithoutfill">
      <style:graphic-properties draw:stroke="solid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41cm" svg:height="19.7cm" svg:x="2.037cm" svg:y="1cm">
          <draw:image xlink:href="Pictures/100000000000029D00000233A43F6C2D872D8524.png" xlink:type="simple" xlink:show="embed" xlink:actuate="onLoad" draw:mime-type="image/png">
            <text:p/>
          </draw:image>
        </draw:frame>
        <draw:custom-shape draw:style-name="gr2" draw:text-style-name="P2" draw:layer="layout" svg:width="2.857cm" svg:height="0.952cm" svg:x="9.255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05cm" svg:height="2.073cm" svg:x="8.642cm" svg:y="7.182cm">
          <draw:text-box>
            <text:p><text:span text:style-name="T1">Register for </text:span><text:span text:style-name="T1"><text:line-break/></text:span><text:span text:style-name="T1">COVID testing</text:span></text:p>
          </draw:text-box>
        </draw:frame>
        <draw:custom-shape draw:style-name="gr4" draw:text-style-name="P2" draw:layer="layout" svg:width="3.492cm" svg:height="0.952cm" svg:x="15.288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05cm" svg:height="2.073cm" svg:x="15.287cm" svg:y="12.747cm">
          <draw:text-box>
            <text:p><text:span text:style-name="T1">Display Past</text:span><text:span text:style-name="T1"><text:line-break/></text:span><text:span text:style-name="T1">Test Results</text:span></text:p>
          </draw:text-box>
        </draw:frame>
        <draw:custom-shape draw:style-name="gr5" draw:text-style-name="P2" draw:layer="layout" svg:width="4.445cm" svg:height="2.223cm" svg:x="14.97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105cm" svg:height="2.132cm" svg:x="15.31cm" svg:y="18.145cm">
          <draw:text-box>
            <text:p><text:span text:style-name="T1">Search Registration #</text:span></text:p>
          </draw:text-box>
        </draw:frame>
        <draw:line draw:style-name="gr7" draw:text-style-name="P1" draw:layer="layout" svg:x1="7.032cm" svg:y1="16.875cm" svg:x2="14.97cm" svg:y2="18.78cm">
          <text:p/>
        </draw:line>
        <draw:line draw:style-name="gr7" draw:text-style-name="P1" draw:layer="layout" svg:x1="19.415cm" svg:y1="18.78cm" svg:x2="21.955cm" svg:y2="13.38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9T10:48:34.800000000</meta:creation-date>
    <dc:date>2021-10-11T17:54:10.438000000</dc:date>
    <meta:editing-duration>PT6H56M20S</meta:editing-duration>
    <meta:editing-cycles>17</meta:editing-cycles>
    <meta:generator>LibreOffice/7.2.1.2$Windows_X86_64 LibreOffice_project/87b77fad49947c1441b67c559c339af8f3517e22</meta:generator>
    <meta:document-statistic meta:object-count="9"/>
  </office:meta>
</office:document-meta>
</file>